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B000002A44D016666.png" manifest:media-type="image/png"/>
  <manifest:file-entry manifest:full-path="Pictures/1000000100000419000003DFB4B16A8D.png" manifest:media-type="image/png"/>
  <manifest:file-entry manifest:full-path="Pictures/10000001000004120000042EE1917130.png" manifest:media-type="image/png"/>
  <manifest:file-entry manifest:full-path="Pictures/10000001000004150000042731C6CB46.png" manifest:media-type="image/png"/>
  <manifest:file-entry manifest:full-path="Pictures/100000010000041A0000041A6B278469.png" manifest:media-type="image/png"/>
  <manifest:file-entry manifest:full-path="Pictures/100000010000042C0000042DF7D722F3.png" manifest:media-type="image/png"/>
  <manifest:file-entry manifest:full-path="Pictures/100000010000041C00000418C1B53F74.png" manifest:media-type="image/png"/>
  <manifest:file-entry manifest:full-path="Pictures/100000010000041A0000042596594653.png" manifest:media-type="image/png"/>
  <manifest:file-entry manifest:full-path="Pictures/10000001000004150000042F83A791E0.png" manifest:media-type="image/png"/>
  <manifest:file-entry manifest:full-path="Pictures/10000001000004150000042782FBD301.png" manifest:media-type="image/png"/>
  <manifest:file-entry manifest:full-path="Pictures/100000010000041100000421FE459CCA.png" manifest:media-type="image/png"/>
  <manifest:file-entry manifest:full-path="Pictures/10000001000004150000041E2309C3C4.png" manifest:media-type="image/png"/>
  <manifest:file-entry manifest:full-path="Pictures/100000010000041800000421C8F46CD5.png" manifest:media-type="image/png"/>
  <manifest:file-entry manifest:full-path="Pictures/1000000100000412000004224D475F72.png" manifest:media-type="image/png"/>
  <manifest:file-entry manifest:full-path="Pictures/100000010000040C0000042437C8D04C.png" manifest:media-type="image/png"/>
  <manifest:file-entry manifest:full-path="Pictures/1000000100000413000004280554884C.png" manifest:media-type="image/png"/>
  <manifest:file-entry manifest:full-path="Pictures/100000010000040F000004267EAFFF62.png" manifest:media-type="image/png"/>
  <manifest:file-entry manifest:full-path="Pictures/10000001000004170000042A817EC016.png" manifest:media-type="image/png"/>
  <manifest:file-entry manifest:full-path="Pictures/100000010000041B0000043DB8C8AA59.png" manifest:media-type="image/png"/>
  <manifest:file-entry manifest:full-path="Pictures/100000010000041D0000042B1F590503.png" manifest:media-type="image/png"/>
  <manifest:file-entry manifest:full-path="Pictures/100000010000041300000423A34CF17B.png" manifest:media-type="image/png"/>
  <manifest:file-entry manifest:full-path="Pictures/10000001000004170000043139EDFA30.png" manifest:media-type="image/png"/>
  <manifest:file-entry manifest:full-path="Pictures/100000010000041C000004229763C595.png" manifest:media-type="image/png"/>
  <manifest:file-entry manifest:full-path="Pictures/1000000100000409000004223D619F5C.png" manifest:media-type="image/png"/>
  <manifest:file-entry manifest:full-path="Pictures/10000001000004160000042512035CF1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5.948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8.277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8.032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655cm" loext:decorative="false"/>
      <style:paragraph-properties style:writing-mode="lr-tb"/>
    </style:style>
    <style:style style:name="gr6" style:family="graphic" style:parent-style-name="standard">
      <style:graphic-properties svg:stroke-width="0.053cm" svg:stroke-color="#ff0000" draw:marker-start-width="0.279cm" draw:marker-end-width="0.279cm" draw:fill="none" draw:fill-color="#ff0000" loext:fill-use-slide-background="false" draw:textarea-horizontal-align="justify" draw:textarea-vertical-align="middle" draw:auto-grow-height="false" fo:min-height="0.385cm" fo:min-width="9.66cm" fo:padding-top="0.151cm" fo:padding-bottom="0.151cm" fo:padding-left="0.276cm" fo:padding-right="0.276cm" loext:decorative="false"/>
    </style:style>
    <style:style style:name="gr7" style:family="graphic" style:parent-style-name="standard">
      <style:graphic-properties svg:stroke-width="0.053cm" svg:stroke-color="#ff0000" draw:marker-start-width="0.279cm" draw:marker-end-width="0.279cm" draw:fill="none" draw:fill-color="#ff0000" loext:fill-use-slide-background="false" draw:textarea-horizontal-align="justify" draw:textarea-vertical-align="middle" draw:auto-grow-height="false" fo:min-height="0.334cm" fo:min-width="9.608cm" fo:padding-top="0.151cm" fo:padding-bottom="0.151cm" fo:padding-left="0.276cm" fo:padding-right="0.276cm" loext:decorative="false"/>
    </style:style>
    <style:style style:name="gr8" style:family="graphic" style:parent-style-name="standard">
      <style:graphic-properties svg:stroke-width="0.053cm" svg:stroke-color="#ff0000" draw:marker-start-width="0.279cm" draw:marker-end-width="0.279cm" draw:fill="none" draw:fill-color="#ff0000" loext:fill-use-slide-background="false" draw:textarea-horizontal-align="justify" draw:textarea-vertical-align="middle" draw:auto-grow-height="false" fo:min-height="0.266cm" fo:min-width="9.608cm" fo:padding-top="0.151cm" fo:padding-bottom="0.151cm" fo:padding-left="0.276cm" fo:padding-right="0.276cm" loext:decorative="false"/>
    </style:style>
    <style:style style:name="gr9" style:family="graphic" style:parent-style-name="standard">
      <style:graphic-properties svg:stroke-width="0.053cm" svg:stroke-color="#ff0000" draw:marker-start-width="0.279cm" draw:marker-end-width="0.279cm" draw:fill="none" draw:fill-color="#ff0000" loext:fill-use-slide-background="false" draw:textarea-horizontal-align="justify" draw:textarea-vertical-align="middle" draw:auto-grow-height="false" fo:min-height="0.333cm" fo:min-width="9.926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svg:stroke-width="0.053cm" svg:stroke-color="#ff0000" draw:marker-start-width="0.279cm" draw:marker-end-width="0.279cm" draw:fill="none" draw:fill-color="#ff0000" loext:fill-use-slide-background="false" draw:textarea-horizontal-align="justify" draw:textarea-vertical-align="middle" draw:auto-grow-height="false" fo:min-height="0.334cm" fo:min-width="9.926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svg:stroke-width="0.053cm" svg:stroke-color="#ff0000" draw:marker-start-width="0.279cm" draw:marker-end-width="0.279cm" draw:fill="none" draw:fill-color="#ff0000" loext:fill-use-slide-background="false" draw:textarea-horizontal-align="justify" draw:textarea-vertical-align="middle" draw:auto-grow-height="false" fo:min-height="0.266cm" fo:min-width="9.926cm" fo:padding-top="0.151cm" fo:padding-bottom="0.151cm" fo:padding-left="0.276cm" fo:padding-right="0.276cm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8.382cm, 0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7.72cm, 0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7.962cm, 0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7.695cm, 0cm)" draw:image-opacity="100%" style:mirror="none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7.746cm, 0cm)" draw:image-opacity="100%" style:mirror="none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7.737cm, 0cm)" draw:image-opacity="100%" style:mirror="none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8.637cm, 0cm)" draw:image-opacity="100%" style:mirror="none" loext:decorative="fals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8.083cm, 0cm)" draw:image-opacity="100%" style:mirror="none" loext:decorative="fals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8.453cm, 0cm)" draw:image-opacity="100%" style:mirror="none" loext:decorative="fals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8.286cm, 0cm)" draw:image-opacity="100%" style:mirror="none" loext:decorative="fals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8.319cm, 0cm)" draw:image-opacity="100%" style:mirror="none" loext:decorative="fals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8.023cm, 0cm)" draw:image-opacity="100%" style:mirror="none" loext:decorative="false"/>
    </style:style>
    <style:style style:name="gr24" style:family="graphic" style:parent-style-name="standard">
      <style:graphic-properties svg:stroke-width="0.053cm" svg:stroke-color="#ff0000" draw:marker-start-width="0.279cm" draw:marker-end-width="0.279cm" draw:fill="none" draw:fill-color="#ff0000" loext:fill-use-slide-background="false" draw:textarea-horizontal-align="justify" draw:textarea-vertical-align="middle" draw:auto-grow-height="false" fo:min-height="0.333cm" fo:min-width="9.608cm" fo:padding-top="0.151cm" fo:padding-bottom="0.151cm" fo:padding-left="0.276cm" fo:padding-right="0.276cm" loext:decorative="false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8.905cm, 0cm)" draw:image-opacity="100%" style:mirror="none" loext:decorative="fals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8.454cm, 0cm)" draw:image-opacity="100%" style:mirror="none" loext:decorative="false"/>
    </style:style>
    <style:style style:name="gr27" style:family="graphic" style:parent-style-name="standard">
      <style:graphic-properties svg:stroke-width="0.053cm" svg:stroke-color="#ff0000" draw:marker-start-width="0.279cm" draw:marker-end-width="0.279cm" draw:fill="none" draw:fill-color="#ff0000" loext:fill-use-slide-background="false" draw:textarea-horizontal-align="justify" draw:textarea-vertical-align="middle" draw:auto-grow-height="false" fo:min-height="0.259cm" fo:min-width="8.655cm" fo:padding-top="0.151cm" fo:padding-bottom="0.151cm" fo:padding-left="0.276cm" fo:padding-right="0.276cm" loext:decorative="false"/>
    </style:style>
    <style:style style:name="gr28" style:family="graphic" style:parent-style-name="standard">
      <style:graphic-properties svg:stroke-width="0.053cm" svg:stroke-color="#ff0000" draw:marker-start-width="0.279cm" draw:marker-end-width="0.279cm" draw:fill="none" draw:fill-color="#ff0000" loext:fill-use-slide-background="false" draw:textarea-horizontal-align="justify" draw:textarea-vertical-align="middle" draw:auto-grow-height="false" fo:min-height="0.26cm" fo:min-width="8.655cm" fo:padding-top="0.151cm" fo:padding-bottom="0.151cm" fo:padding-left="0.276cm" fo:padding-right="0.276cm" loext:decorative="false"/>
    </style:style>
    <style:style style:name="gr29" style:family="graphic" style:parent-style-name="standard">
      <style:graphic-properties svg:stroke-width="0.053cm" svg:stroke-color="#ff0000" draw:marker-start-width="0.279cm" draw:marker-end-width="0.279cm" draw:fill="none" draw:fill-color="#ff0000" loext:fill-use-slide-background="false" draw:textarea-horizontal-align="justify" draw:textarea-vertical-align="middle" draw:auto-grow-height="false" fo:min-height="0.199cm" fo:min-width="8.655cm" fo:padding-top="0.151cm" fo:padding-bottom="0.151cm" fo:padding-left="0.276cm" fo:padding-right="0.276cm" loext:decorative="false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8.575cm, 0cm)" draw:image-opacity="100%" style:mirror="none" loext:decorative="fals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8.178cm, 0cm)" draw:image-opacity="100%" style:mirror="none" loext:decorative="fals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8.323cm, 0cm)" draw:image-opacity="100%" style:mirror="none" loext:decorative="fals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8.115cm, 0cm)" draw:image-opacity="100%" style:mirror="none" loext:decorative="fals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8.125cm, 0cm)" draw:image-opacity="100%" style:mirror="none" loext:decorative="fals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73cm, 0.478cm, 18.379cm, 0cm)" draw:image-opacity="100%" style:mirror="none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7.856cm, 0cm)" draw:image-opacity="100%" style:mirror="none" loext:decorative="false"/>
    </style:style>
    <style:style style:name="gr37" style:family="graphic" style:parent-style-name="standard">
      <style:graphic-properties svg:stroke-width="0.053cm" svg:stroke-color="#ff0000" draw:marker-start-width="0.279cm" draw:marker-end-width="0.279cm" draw:fill="none" draw:fill-color="#ff0000" loext:fill-use-slide-background="false" draw:textarea-horizontal-align="justify" draw:textarea-vertical-align="middle" draw:auto-grow-height="false" fo:min-height="0.331cm" fo:min-width="9.884cm" fo:padding-top="0.151cm" fo:padding-bottom="0.151cm" fo:padding-left="0.276cm" fo:padding-right="0.276cm" loext:decorative="false"/>
    </style:style>
    <style:style style:name="gr38" style:family="graphic" style:parent-style-name="standard">
      <style:graphic-properties svg:stroke-width="0.053cm" svg:stroke-color="#ff0000" draw:marker-start-width="0.279cm" draw:marker-end-width="0.279cm" draw:fill="none" draw:fill-color="#ff0000" loext:fill-use-slide-background="false" draw:textarea-horizontal-align="justify" draw:textarea-vertical-align="middle" draw:auto-grow-height="false" fo:min-height="0.332cm" fo:min-width="9.884cm" fo:padding-top="0.151cm" fo:padding-bottom="0.151cm" fo:padding-left="0.276cm" fo:padding-right="0.276cm" loext:decorative="false"/>
    </style:style>
    <style:style style:name="gr39" style:family="graphic" style:parent-style-name="standard">
      <style:graphic-properties svg:stroke-width="0.053cm" svg:stroke-color="#ff0000" draw:marker-start-width="0.279cm" draw:marker-end-width="0.279cm" draw:fill="none" draw:fill-color="#ff0000" loext:fill-use-slide-background="false" draw:textarea-horizontal-align="justify" draw:textarea-vertical-align="middle" draw:auto-grow-height="false" fo:min-height="0.263cm" fo:min-width="9.884cm" fo:padding-top="0.151cm" fo:padding-bottom="0.151cm" fo:padding-left="0.276cm" fo:padding-right="0.276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0000"/>
      <style:paragraph-properties fo:text-align="center"/>
    </style:style>
    <style:style style:name="T1" style:family="text">
      <style:text-properties style:font-name="Liberation Serif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51cm" svg:height="17.145cm" svg:x="2.587cm" svg:y="4.175cm">
          <draw:image xlink:href="Pictures/100000010000028B000002A44D016666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2" draw:text-style-name="P1" draw:layer="layout" svg:width="16.584cm" svg:height="6.033cm" svg:x="3.222cm" svg:y="3.857cm">
          <draw:image xlink:href="Pictures/1000000100000419000003DFB4B16A8D.png" xlink:type="simple" xlink:show="embed" xlink:actuate="onLoad" draw:mime-type="image/png">
            <text:p/>
          </draw:image>
        </draw:frame>
        <draw:frame draw:style-name="gr3" draw:text-style-name="P1" draw:layer="layout" svg:width="16.936cm" svg:height="6.032cm" svg:x="3.064cm" svg:y="11.795cm">
          <draw:image xlink:href="Pictures/10000001000004150000042731C6CB46.png" xlink:type="simple" xlink:show="embed" xlink:actuate="onLoad" draw:mime-type="image/png">
            <text:p/>
          </draw:image>
        </draw:frame>
        <draw:frame draw:style-name="gr4" draw:text-style-name="P1" draw:layer="layout" svg:width="17.192cm" svg:height="6.033cm" svg:x="2.905cm" svg:y="20.049cm">
          <draw:image xlink:href="Pictures/100000010000041A0000041A6B278469.png" xlink:type="simple" xlink:show="embed" xlink:actuate="onLoad" draw:mime-type="image/png">
            <text:p/>
          </draw:image>
        </draw:frame>
        <draw:frame draw:style-name="gr5" draw:text-style-name="P3" draw:layer="layout" svg:width="19cm" svg:height="1.905cm" svg:x="1cm" svg:y="1.635cm">
          <draw:text-box>
            <text:p text:style-name="P2"><text:span text:style-name="T1">Subnet 1</text:span></text:p>
          </draw:text-box>
        </draw:frame>
        <draw:custom-shape draw:style-name="gr6" draw:text-style-name="P4" draw:layer="layout" svg:width="10.16cm" svg:height="0.635cm" svg:x="8.937cm" svg:y="7.0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.16cm" svg:height="0.636cm" svg:x="8.937cm" svg:y="7.0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0.16cm" svg:height="0.568cm" svg:x="8.937cm" svg:y="7.7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0.16cm" svg:height="0.568cm" svg:x="8.937cm" svg:y="8.2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0.16cm" svg:height="0.568cm" svg:x="8.937cm" svg:y="8.7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0.478cm" svg:height="0.635cm" svg:x="8.937cm" svg:y="15.2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0.478cm" svg:height="0.636cm" svg:x="8.937cm" svg:y="15.23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8.937cm" svg:y="15.9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8.937cm" svg:y="16.4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8.937cm" svg:y="16.9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0.478cm" svg:height="0.635cm" svg:x="8.837cm" svg:y="23.5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0.478cm" svg:height="0.636cm" svg:x="8.837cm" svg:y="23.53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8.837cm" svg:y="24.2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8.837cm" svg:y="24.7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8.837cm" svg:y="25.234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2" draw:text-style-name="P1" draw:layer="layout" svg:width="17.044cm" svg:height="6.136cm" svg:x="2.956cm" svg:y="3.697cm">
          <draw:image xlink:href="Pictures/10000001000004150000042F83A791E0.png" xlink:type="simple" xlink:show="embed" xlink:actuate="onLoad" draw:mime-type="image/png">
            <text:p/>
          </draw:image>
        </draw:frame>
        <draw:frame draw:style-name="gr13" draw:text-style-name="P1" draw:layer="layout" svg:width="17.068cm" svg:height="6.35cm" svg:x="2.932cm" svg:y="12.112cm">
          <draw:image xlink:href="Pictures/100000010000041100000421FE459CCA.png" xlink:type="simple" xlink:show="embed" xlink:actuate="onLoad" draw:mime-type="image/png">
            <text:p/>
          </draw:image>
        </draw:frame>
        <draw:frame draw:style-name="gr14" draw:text-style-name="P1" draw:layer="layout" svg:width="16.827cm" svg:height="5.904cm" svg:x="3.173cm" svg:y="21.131cm">
          <draw:image xlink:href="Pictures/100000010000041C00000418C1B53F74.png" xlink:type="simple" xlink:show="embed" xlink:actuate="onLoad" draw:mime-type="image/png">
            <text:p/>
          </draw:image>
        </draw:frame>
        <draw:frame draw:style-name="gr5" draw:text-style-name="P3" draw:layer="layout" svg:width="19cm" svg:height="1.905cm" svg:x="1cm" svg:y="1.636cm">
          <draw:text-box>
            <text:p text:style-name="P2"><text:span text:style-name="T1">Subnet 2</text:span></text:p>
          </draw:text-box>
        </draw:frame>
        <draw:custom-shape draw:style-name="gr9" draw:text-style-name="P4" draw:layer="layout" svg:width="10.478cm" svg:height="0.635cm" svg:x="8.937cm" svg:y="7.3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0.478cm" svg:height="0.636cm" svg:x="8.937cm" svg:y="7.33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8.937cm" svg:y="8.0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8.937cm" svg:y="8.5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8.937cm" svg:y="9.0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0.478cm" svg:height="0.635cm" svg:x="8.837cm" svg:y="15.7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0.478cm" svg:height="0.636cm" svg:x="8.837cm" svg:y="15.73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8.837cm" svg:y="16.4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8.837cm" svg:y="16.9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8.837cm" svg:y="17.4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0.478cm" svg:height="0.635cm" svg:x="8.937cm" svg:y="24.4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0.478cm" svg:height="0.636cm" svg:x="8.937cm" svg:y="24.43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8.937cm" svg:y="25.1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8.937cm" svg:y="25.6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8.937cm" svg:y="26.134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15" draw:text-style-name="P1" draw:layer="layout" svg:width="16.142cm" svg:height="5.95cm" svg:x="3.59cm" svg:y="4.175cm">
          <draw:image xlink:href="Pictures/10000001000004150000041E2309C3C4.png" xlink:type="simple" xlink:show="embed" xlink:actuate="onLoad" draw:mime-type="image/png">
            <text:p/>
          </draw:image>
        </draw:frame>
        <draw:frame draw:style-name="gr16" draw:text-style-name="P1" draw:layer="layout" svg:width="16.094cm" svg:height="5.932cm" svg:x="3.638cm" svg:y="12.747cm">
          <draw:image xlink:href="Pictures/100000010000041800000421C8F46CD5.png" xlink:type="simple" xlink:show="embed" xlink:actuate="onLoad" draw:mime-type="image/png">
            <text:p/>
          </draw:image>
        </draw:frame>
        <draw:frame draw:style-name="gr17" draw:text-style-name="P1" draw:layer="layout" svg:width="16.703cm" svg:height="6.213cm" svg:x="3.297cm" svg:y="21.002cm">
          <draw:image xlink:href="Pictures/1000000100000412000004224D475F72.png" xlink:type="simple" xlink:show="embed" xlink:actuate="onLoad" draw:mime-type="image/png">
            <text:p/>
          </draw:image>
        </draw:frame>
        <draw:frame draw:style-name="gr5" draw:text-style-name="P3" draw:layer="layout" svg:width="19cm" svg:height="1.905cm" svg:x="1cm" svg:y="1.637cm">
          <draw:text-box>
            <text:p text:style-name="P2"><text:span text:style-name="T1">Subnet 3</text:span></text:p>
          </draw:text-box>
        </draw:frame>
        <draw:custom-shape draw:style-name="gr9" draw:text-style-name="P4" draw:layer="layout" svg:width="10.478cm" svg:height="0.635cm" svg:x="8.937cm" svg:y="16.0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0.478cm" svg:height="0.636cm" svg:x="8.937cm" svg:y="16.03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8.937cm" svg:y="16.7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8.937cm" svg:y="17.2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8.937cm" svg:y="17.7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0.478cm" svg:height="0.635cm" svg:x="8.937cm" svg:y="7.4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0.478cm" svg:height="0.636cm" svg:x="8.937cm" svg:y="7.43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8.937cm" svg:y="8.1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8.937cm" svg:y="8.6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8.937cm" svg:y="9.1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0.478cm" svg:height="0.635cm" svg:x="8.937cm" svg:y="24.4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0.478cm" svg:height="0.636cm" svg:x="8.937cm" svg:y="24.43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8.937cm" svg:y="25.1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8.937cm" svg:y="25.6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8.937cm" svg:y="26.134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18" draw:text-style-name="P1" draw:layer="layout" svg:width="16.51cm" svg:height="5.667cm" svg:x="3.422cm" svg:y="3.718cm">
          <draw:image xlink:href="Pictures/100000010000040C0000042437C8D04C.png" xlink:type="simple" xlink:show="embed" xlink:actuate="onLoad" draw:mime-type="image/png">
            <text:p/>
          </draw:image>
        </draw:frame>
        <draw:frame draw:style-name="gr19" draw:text-style-name="P1" draw:layer="layout" svg:width="16.537cm" svg:height="6.033cm" svg:x="3.463cm" svg:y="11.542cm">
          <draw:image xlink:href="Pictures/1000000100000413000004280554884C.png" xlink:type="simple" xlink:show="embed" xlink:actuate="onLoad" draw:mime-type="image/png">
            <text:p/>
          </draw:image>
        </draw:frame>
        <draw:frame draw:style-name="gr20" draw:text-style-name="P1" draw:layer="layout" svg:width="16.509cm" svg:height="5.792cm" svg:x="3.491cm" svg:y="20.29cm">
          <draw:image xlink:href="Pictures/100000010000040F000004267EAFFF62.png" xlink:type="simple" xlink:show="embed" xlink:actuate="onLoad" draw:mime-type="image/png">
            <text:p/>
          </draw:image>
        </draw:frame>
        <draw:frame draw:style-name="gr5" draw:text-style-name="P3" draw:layer="layout" svg:width="19cm" svg:height="1.905cm" svg:x="1cm" svg:y="1.637cm">
          <draw:text-box>
            <text:p text:style-name="P2"><text:span text:style-name="T1">Subnet 4</text:span></text:p>
          </draw:text-box>
        </draw:frame>
        <draw:custom-shape draw:style-name="gr9" draw:text-style-name="P4" draw:layer="layout" svg:width="10.478cm" svg:height="0.635cm" svg:x="8.937cm" svg:y="23.6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0.478cm" svg:height="0.636cm" svg:x="8.937cm" svg:y="23.63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8.937cm" svg:y="24.3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8.937cm" svg:y="24.8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8.937cm" svg:y="25.3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0.478cm" svg:height="0.635cm" svg:x="9.137cm" svg:y="14.8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0.478cm" svg:height="0.636cm" svg:x="9.137cm" svg:y="14.83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9.137cm" svg:y="15.5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9.137cm" svg:y="16.0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9.137cm" svg:y="16.5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0.478cm" svg:height="0.635cm" svg:x="9.037cm" svg:y="7.0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0.478cm" svg:height="0.636cm" svg:x="9.037cm" svg:y="7.03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9.037cm" svg:y="7.7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9.037cm" svg:y="8.2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478cm" svg:height="0.568cm" svg:x="9.037cm" svg:y="8.734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gr21" draw:text-style-name="P1" draw:layer="layout" svg:width="15.875cm" svg:height="5.684cm" svg:x="4.175cm" svg:y="4.453cm">
          <draw:image xlink:href="Pictures/10000001000004170000042A817EC016.png" xlink:type="simple" xlink:show="embed" xlink:actuate="onLoad" draw:mime-type="image/png">
            <text:p/>
          </draw:image>
        </draw:frame>
        <draw:frame draw:style-name="gr22" draw:text-style-name="P1" draw:layer="layout" svg:width="15.823cm" svg:height="5.734cm" svg:x="4.175cm" svg:y="11.86cm">
          <draw:image xlink:href="Pictures/10000001000004120000042EE1917130.png" xlink:type="simple" xlink:show="embed" xlink:actuate="onLoad" draw:mime-type="image/png">
            <text:p/>
          </draw:image>
        </draw:frame>
        <draw:frame draw:style-name="gr23" draw:text-style-name="P1" draw:layer="layout" svg:width="15.875cm" svg:height="5.801cm" svg:x="4.175cm" svg:y="19.964cm">
          <draw:image xlink:href="Pictures/10000001000004150000042782FBD301.png" xlink:type="simple" xlink:show="embed" xlink:actuate="onLoad" draw:mime-type="image/png">
            <text:p/>
          </draw:image>
        </draw:frame>
        <draw:frame draw:style-name="gr5" draw:text-style-name="P3" draw:layer="layout" svg:width="19cm" svg:height="1.905cm" svg:x="1cm" svg:y="1.637cm">
          <draw:text-box>
            <text:p text:style-name="P2"><text:span text:style-name="T1">Subnet 5</text:span></text:p>
          </draw:text-box>
        </draw:frame>
        <draw:custom-shape draw:style-name="gr24" draw:text-style-name="P4" draw:layer="layout" svg:width="10.16cm" svg:height="0.635cm" svg:x="9.572cm" svg:y="15.0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.16cm" svg:height="0.636cm" svg:x="9.572cm" svg:y="15.0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0.16cm" svg:height="0.568cm" svg:x="9.572cm" svg:y="15.7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0.16cm" svg:height="0.568cm" svg:x="9.572cm" svg:y="16.2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0.16cm" svg:height="0.568cm" svg:x="9.572cm" svg:y="16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10.16cm" svg:height="0.635cm" svg:x="9.572cm" svg:y="7.6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.16cm" svg:height="0.636cm" svg:x="9.572cm" svg:y="7.6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0.16cm" svg:height="0.568cm" svg:x="9.572cm" svg:y="8.3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0.16cm" svg:height="0.568cm" svg:x="9.572cm" svg:y="8.8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0.16cm" svg:height="0.568cm" svg:x="9.572cm" svg:y="9.3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10.16cm" svg:height="0.635cm" svg:x="9.572cm" svg:y="23.2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.16cm" svg:height="0.636cm" svg:x="9.572cm" svg:y="23.2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0.16cm" svg:height="0.568cm" svg:x="9.572cm" svg:y="23.9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0.16cm" svg:height="0.568cm" svg:x="9.572cm" svg:y="24.4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0.16cm" svg:height="0.568cm" svg:x="9.572cm" svg:y="24.934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frame draw:style-name="gr25" draw:text-style-name="P2" draw:layer="layout" svg:width="14.923cm" svg:height="5.261cm" svg:x="4.692cm" svg:y="22.355cm">
          <draw:image xlink:href="Pictures/100000010000041B0000043DB8C8AA59.png" xlink:type="simple" xlink:show="embed" xlink:actuate="onLoad" draw:mime-type="image/png">
            <text:p/>
          </draw:image>
        </draw:frame>
        <draw:frame draw:style-name="gr26" draw:text-style-name="P1" draw:layer="layout" svg:width="14.871cm" svg:height="5.218cm" svg:x="4.861cm" svg:y="5.762cm">
          <draw:image xlink:href="Pictures/100000010000041D0000042B1F590503.png" xlink:type="simple" xlink:show="embed" xlink:actuate="onLoad" draw:mime-type="image/png">
            <text:p/>
          </draw:image>
        </draw:frame>
        <draw:frame draw:style-name="gr5" draw:text-style-name="P3" draw:layer="layout" svg:width="19cm" svg:height="1.905cm" svg:x="1cm" svg:y="1.638cm">
          <draw:text-box>
            <text:p text:style-name="P2"><text:span text:style-name="T1">Subnet 6</text:span></text:p>
          </draw:text-box>
        </draw:frame>
        <draw:custom-shape draw:style-name="gr27" draw:text-style-name="P4" draw:layer="layout" svg:width="9.207cm" svg:height="0.561cm" svg:x="9.89cm" svg:y="25.34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9.207cm" svg:height="0.562cm" svg:x="9.89cm" svg:y="25.34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9.207cm" svg:height="0.501cm" svg:x="9.89cm" svg:y="25.96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9.207cm" svg:height="0.501cm" svg:x="9.89cm" svg:y="26.40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9.207cm" svg:height="0.501cm" svg:x="9.89cm" svg:y="26.851cm">
          <text:p/>
          <draw:enhanced-geometry svg:viewBox="0 0 21600 21600" draw:type="rectangle" draw:enhanced-path="M 0 0 L 21600 0 21600 21600 0 21600 0 0 Z N"/>
        </draw:custom-shape>
        <draw:frame draw:style-name="gr30" draw:text-style-name="P2" draw:layer="layout" svg:width="15.557cm" svg:height="5.345cm" svg:x="4.443cm" svg:y="14.387cm">
          <draw:image xlink:href="Pictures/100000010000042C0000042DF7D722F3.png" xlink:type="simple" xlink:show="embed" xlink:actuate="onLoad" draw:mime-type="image/png">
            <text:p/>
          </draw:image>
        </draw:frame>
        <draw:custom-shape draw:style-name="gr27" draw:text-style-name="P4" draw:layer="layout" svg:width="9.207cm" svg:height="0.561cm" svg:x="9.891cm" svg:y="17.44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9.207cm" svg:height="0.562cm" svg:x="9.891cm" svg:y="17.44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9.207cm" svg:height="0.501cm" svg:x="9.891cm" svg:y="18.06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9.207cm" svg:height="0.501cm" svg:x="9.891cm" svg:y="18.5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9.207cm" svg:height="0.501cm" svg:x="9.891cm" svg:y="18.95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9.207cm" svg:height="0.561cm" svg:x="9.892cm" svg:y="8.74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9.207cm" svg:height="0.562cm" svg:x="9.892cm" svg:y="8.74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9.207cm" svg:height="0.501cm" svg:x="9.892cm" svg:y="9.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9.207cm" svg:height="0.501cm" svg:x="9.892cm" svg:y="9.81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9.207cm" svg:height="0.501cm" svg:x="9.892cm" svg:y="10.253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frame draw:style-name="gr31" draw:text-style-name="P1" draw:layer="layout" svg:width="15.875cm" svg:height="5.661cm" svg:x="4.125cm" svg:y="4.459cm">
          <draw:image xlink:href="Pictures/100000010000041300000423A34CF17B.png" xlink:type="simple" xlink:show="embed" xlink:actuate="onLoad" draw:mime-type="image/png">
            <text:p/>
          </draw:image>
        </draw:frame>
        <draw:frame draw:style-name="gr32" draw:text-style-name="P1" draw:layer="layout" svg:width="15.556cm" svg:height="5.459cm" svg:x="4.444cm" svg:y="13.33cm">
          <draw:image xlink:href="Pictures/100000010000041A0000042596594653.png" xlink:type="simple" xlink:show="embed" xlink:actuate="onLoad" draw:mime-type="image/png">
            <text:p/>
          </draw:image>
        </draw:frame>
        <draw:frame draw:style-name="gr33" draw:text-style-name="P1" draw:layer="layout" svg:width="15.824cm" svg:height="5.616cm" svg:x="4.175cm" svg:y="21.258cm">
          <draw:image xlink:href="Pictures/100000010000041C000004229763C595.png" xlink:type="simple" xlink:show="embed" xlink:actuate="onLoad" draw:mime-type="image/png">
            <text:p/>
          </draw:image>
        </draw:frame>
        <draw:frame draw:style-name="gr5" draw:text-style-name="P3" draw:layer="layout" svg:width="19cm" svg:height="1.905cm" svg:x="1cm" svg:y="1.639cm">
          <draw:text-box>
            <text:p text:style-name="P2"><text:span text:style-name="T1">Subnet 7</text:span></text:p>
          </draw:text-box>
        </draw:frame>
        <draw:custom-shape draw:style-name="gr27" draw:text-style-name="P4" draw:layer="layout" svg:width="9.207cm" svg:height="0.561cm" svg:x="9.792cm" svg:y="16.54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9.207cm" svg:height="0.562cm" svg:x="9.792cm" svg:y="16.54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9.207cm" svg:height="0.501cm" svg:x="9.792cm" svg:y="17.1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9.207cm" svg:height="0.501cm" svg:x="9.792cm" svg:y="17.61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9.207cm" svg:height="0.501cm" svg:x="9.792cm" svg:y="18.05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9.207cm" svg:height="0.561cm" svg:x="9.493cm" svg:y="7.7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9.207cm" svg:height="0.562cm" svg:x="9.493cm" svg:y="7.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9.207cm" svg:height="0.501cm" svg:x="9.493cm" svg:y="8.37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9.207cm" svg:height="0.501cm" svg:x="9.493cm" svg:y="8.8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9.207cm" svg:height="0.501cm" svg:x="9.493cm" svg:y="9.25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9.207cm" svg:height="0.561cm" svg:x="9.594cm" svg:y="24.45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9.207cm" svg:height="0.562cm" svg:x="9.594cm" svg:y="24.45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9.207cm" svg:height="0.501cm" svg:x="9.594cm" svg:y="25.07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9.207cm" svg:height="0.501cm" svg:x="9.594cm" svg:y="25.51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9.207cm" svg:height="0.501cm" svg:x="9.594cm" svg:y="25.955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frame draw:style-name="gr34" draw:text-style-name="P1" draw:layer="layout" svg:width="15.895cm" svg:height="5.738cm" svg:x="4.105cm" svg:y="6.122cm">
          <draw:image xlink:href="Pictures/1000000100000409000004223D619F5C.png" xlink:type="simple" xlink:show="embed" xlink:actuate="onLoad" draw:mime-type="image/png">
            <text:p/>
          </draw:image>
        </draw:frame>
        <draw:frame draw:style-name="gr35" draw:text-style-name="P1" draw:layer="layout" svg:width="16.131cm" svg:height="6.033cm" svg:x="3.857cm" svg:y="13.512cm">
          <draw:image xlink:href="Pictures/10000001000004170000043139EDFA30.png" xlink:type="simple" xlink:show="embed" xlink:actuate="onLoad" draw:mime-type="image/png">
            <text:p/>
          </draw:image>
        </draw:frame>
        <draw:frame draw:style-name="gr36" draw:text-style-name="P1" draw:layer="layout" svg:width="16.46cm" svg:height="6.076cm" svg:x="3.54cm" svg:y="22.304cm">
          <draw:image xlink:href="Pictures/10000001000004160000042512035CF1.png" xlink:type="simple" xlink:show="embed" xlink:actuate="onLoad" draw:mime-type="image/png">
            <text:p/>
          </draw:image>
        </draw:frame>
        <draw:frame draw:style-name="gr5" draw:text-style-name="P3" draw:layer="layout" svg:width="19cm" svg:height="1.905cm" svg:x="1cm" svg:y="1.64cm">
          <draw:text-box>
            <text:p text:style-name="P2"><text:span text:style-name="T1">Subnet 8</text:span></text:p>
          </draw:text-box>
        </draw:frame>
        <draw:custom-shape draw:style-name="gr27" draw:text-style-name="P4" draw:layer="layout" svg:width="9.207cm" svg:height="0.561cm" svg:x="9.195cm" svg:y="25.8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9.207cm" svg:height="0.562cm" svg:x="9.195cm" svg:y="25.8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9.207cm" svg:height="0.501cm" svg:x="9.195cm" svg:y="26.47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9.207cm" svg:height="0.501cm" svg:x="9.195cm" svg:y="26.9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9.207cm" svg:height="0.501cm" svg:x="9.195cm" svg:y="27.35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0.436cm" svg:height="0.633cm" svg:x="9.296cm" svg:y="17.05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0.436cm" svg:height="0.634cm" svg:x="9.296cm" svg:y="17.05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10.436cm" svg:height="0.565cm" svg:x="9.296cm" svg:y="17.75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10.436cm" svg:height="0.565cm" svg:x="9.296cm" svg:y="18.25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10.436cm" svg:height="0.565cm" svg:x="9.296cm" svg:y="18.7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0.436cm" svg:height="0.633cm" svg:x="9.396cm" svg:y="9.25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0.436cm" svg:height="0.634cm" svg:x="9.396cm" svg:y="9.25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10.436cm" svg:height="0.565cm" svg:x="9.396cm" svg:y="9.95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10.436cm" svg:height="0.565cm" svg:x="9.396cm" svg:y="10.45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10.436cm" svg:height="0.565cm" svg:x="9.396cm" svg:y="10.9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16T19:00:02.001694600</meta:creation-date>
    <dc:date>2025-08-16T19:51:45.169412100</dc:date>
    <meta:editing-duration>PT28M42S</meta:editing-duration>
    <meta:editing-cycles>5</meta:editing-cycles>
    <meta:generator>LibreOffice/25.8.0.1$Windows_X86_64 LibreOffice_project/127f2cf27c25aaac008a1045ebfed22015cb3064</meta:generator>
    <meta:document-statistic meta:object-count="153"/>
  </office:meta>
</office:document-meta>
</file>